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Discussion and Findings</text:p>
      <text:p text:style-name="Normal"/>
      <text:p text:style-name="Normal">The paper discusses the advantages of AR technology across various domains. Through the study, it was discovered that AR can have positive implications on education, although research on its implementation in academic and learning settings is limited (see reference #). Despite this, the significant benefits of AR cannot be overlooked. According to references (see #1, #2, and #3), AR can foster curiosity among young learners and promote interactive learning, ultimately enhancing the learning experience.</text:p>
      <text:p text:style-name="Normal"/>
      <text:p text:style-name="Normal">Additionally,<text:s/>studies on design principles and methodologies<text:s/>were reviewed. This helped me choose an agile method to test new features of my prototype while progressing with the design.</text:p>
      <text:p text:style-name="Normal"/>
      <text:p text:style-name="Normal">Reviewing<text:s/>Burgess<text:s/>Jeffery's<text:s/>AR mathematics application<text:s/>(link here),<text:s/>I identified areas that could be enhanced. Firstly,<text:s/>his visuals still appeared abstract and lacked clarity.<text:s/>Additionally,<text:s/>his application required users to move around a large area to fully see the visuals.<text:s/>lastly,<text:s/>there was a lack of interaction and additional information beyond the initial visual.</text:p>
      <text:p text:style-name="Normal"/>
      <text:p text:style-name="Normal">With these considerations,<text:s/>ARe’s design<text:s/>utilised more detailed<text:s/>visuals,<text:s/>using<text:s/>low-poly 3D models to represent the mathematics<text:s/>and biology content. Applying design principles, gradient texturing<text:s/>techniques<text:s/>were applied to further enhance the<text:s/>visuals,<text:s/>aiding performance,<text:s/>and<text:s/>producing<text:s/>the desired result of<text:s/>interest<text:s/>from users during<text:s/>testing. No interaction lag was recorded.<text:s/>Visuals were managed at an appropriate scale through the marker<text:s/>–<text:s/>resolving<text:s/>the need for physical<text:s/>movement.<text:s/>Interactivity<text:s/>permits<text:s/>a<text:s/>better view from all possible angles while fostering experimentation and discovery.</text:p>
      <text:p text:style-name="Normal"/>
      <text:p text:style-name="Normal">Although great care was given to the visuals, interactions, and app performance, some key aspects that would have helped answer the research question were overlooked.<text:s/>Firstly, an in-app onboarding experience, demonstrating<text:s/>usage and<text:s/>interaction<text:s/>would have been beneficial to the overall user testing experience.<text:s/>The lack of it<text:s/>resulted<text:s/>in each<text:s/>user<text:s/>being instructed on<text:s/>how to operate it, which proved to be time-consuming, particularly when multiple testers were present simultaneously.<text:s/>A consideration for future projects.<text:s/>Most importantly, there was no clearly defined method of testing the educational worth of the application.<text:s/>Although users were attracted by visuals and engaged through interaction, the application did not result in a demonstrated increase in<text:s/>learning.<text:s/>On reflection, the prototype addressed<text:s/>an aspect of my<text:s/>research<text:s/>-<text:s/>‘engaging learner with compelling visuals accompanied with interactions’ without demonstrating<text:s/>‘learning complex abstract subjects’. This became a learning<text:s/>opportunity<text:s/>for me.<text:s/>Going beyond appealing visuals, an improved learning process necessitates a more comprehensive integration of AR as a fundamental part of learning and exploration to achieve genuine enhancement of the learning experience.<text:s/>Furthermore,<text:s/>it would be advantageous to have teachers in the development process offering insightful knowledge to<text:s/>achieve<text:s/>the<text:s/>desired learning outcome for users.<text:s/>Also, their expertise is<text:s/>crucial in ensuring<text:s/>accurate<text:s/>visual representation as<text:s/>observed<text:s/>during user testing. Finally, early user testing<text:s/>is crucial in detecting<text:s/>and addressing<text:s/>limitations in development<text:s/>resulting in better builds.</text:p>
      <text:p text:style-name="Normal"/>
      <text:p text:style-name="Normal">Despite this though, ARe still offers a fun way to engage with academic content through visuals and interactions. Future development would now focus on more learning usefuln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deola Jemimah Aiyewa</meta:initial-creator>
    <dc:creator>adeola oladimeji</dc:creator>
    <meta:creation-date>2023-12-19T07:03:00Z</meta:creation-date>
    <dc:date>2023-12-19T08:48:00Z</dc:date>
    <meta:template xlink:href="Normal" xlink:type="simple"/>
    <meta:editing-cycles>17</meta:editing-cycles>
    <meta:editing-duration>PT6420S</meta:editing-duration>
    <meta:user-defined meta:name="GrammarlyDocumentId">28cb6ae3229847508aa731e3e245adddbbdaa256a7391518ee3668c1d3458b26</meta:user-defined>
    <meta:document-statistic meta:page-count="1" meta:paragraph-count="7" meta:word-count="498" meta:character-count="3483" meta:row-count="44" meta:non-whitespace-character-count="2991"/>
  </office:meta>
</office:document-meta>
</file>